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DataSourceExample.setupDataSource( String connec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DataSourceExample.printDataSourceStats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DataSourceExample.main( String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icDataSourceExample.shutdownDataSourc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